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1000000A870A42195114CB0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2" style:family="graphic" style:parent-style-name="standard">
      <style:graphic-properties svg:stroke-color="#622502" draw:fill="none" draw:textarea-horizontal-align="justify" draw:textarea-vertical-align="middle" draw:auto-grow-height="false" fo:min-height="0.15cm" fo:min-width="0cm"/>
    </style:style>
    <style:style style:name="gr3"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376cm" fo:min-width="1.526cm" fo:padding-top="0.178cm" fo:padding-bottom="0.178cm" fo:padding-left="0.303cm" fo:padding-right="0.303cm"/>
    </style:style>
    <style:style style:name="gr6"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95cm" fo:min-width="3.1cm" fo:padding-top="0.165cm" fo:padding-bottom="0.165cm" fo:padding-left="0.29cm" fo:padding-right="0.29cm"/>
      <style:paragraph-properties style:writing-mode="lr-tb"/>
    </style:style>
    <style:style style:name="gr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604cm" fo:min-width="3.681cm" fo:padding-top="0.151cm" fo:padding-bottom="0.151cm" fo:padding-left="0.276cm" fo:padding-right="0.276cm" fo:wrap-option="no-wrap"/>
      <style:paragraph-properties style:writing-mode="lr-tb"/>
    </style:style>
    <style:style style:name="gr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25cm" fo:min-width="2.5cm" fo:padding-top="0.165cm" fo:padding-bottom="0.165cm" fo:padding-left="0.29cm" fo:padding-right="0.29cm"/>
    </style:style>
    <style:style style:name="gr1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1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1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1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1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1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1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1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2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2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2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2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2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25"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26"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27"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28"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29"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2"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0.95cm" fo:min-width="3.1cm" fo:padding-top="0.165cm" fo:padding-bottom="0.165cm" fo:padding-left="0.29cm" fo:padding-right="0.29cm"/>
      <style:paragraph-properties style:writing-mode="lr-tb"/>
    </style:style>
    <style:style style:name="gr33"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text-properties fo:font-size="6pt" style:font-size-asian="6pt" style:font-size-complex="6pt"/>
    </style:style>
    <style:style style:name="P3" style:family="paragraph">
      <style:text-properties fo:font-size="6pt" style:font-size-asian="6pt" style:font-size-complex="6pt"/>
    </style:style>
    <style:style style:name="P4" style:family="paragraph">
      <loext:graphic-properties draw:fill="none" draw:fill-color="#ffffff"/>
      <style:paragraph-properties fo:text-align="center"/>
      <style:text-properties fo:font-size="6pt" style:font-size-asian="6pt" style:font-size-complex="6pt"/>
    </style:style>
    <style:style style:name="P5" style:family="paragraph">
      <style:paragraph-properties fo:text-align="center"/>
    </style:style>
    <style:style style:name="P6" style:family="paragraph">
      <style:paragraph-properties fo:text-align="center"/>
      <style:text-properties fo:color="#18a303" fo:font-size="6pt" style:font-size-asian="6pt" style:font-size-complex="6pt"/>
    </style:style>
    <style:style style:name="P7" style:family="paragraph">
      <style:text-properties fo:color="#18a303" fo:font-size="6pt" style:font-size-asian="6pt" style:font-size-complex="6pt"/>
    </style:style>
    <style:style style:name="P8" style:family="paragraph">
      <loext:graphic-properties draw:fill="none" draw:fill-color="#ffffff"/>
      <style:paragraph-properties fo:text-align="center"/>
      <style:text-properties fo:color="#18a303" fo:font-size="6pt" style:font-size-asian="6pt" style:font-size-complex="6pt"/>
    </style:style>
    <style:style style:name="P9" style:family="paragraph">
      <style:paragraph-properties fo:text-align="center"/>
      <style:text-properties fo:color="#ffffff"/>
    </style:style>
    <style:style style:name="P10" style:family="paragraph">
      <loext:graphic-properties draw:fill="solid" draw:fill-color="#f09e6f"/>
      <style:paragraph-properties fo:text-align="center"/>
      <style:text-properties fo:color="#ffffff"/>
    </style:style>
    <style:style style:name="P11" style:family="paragraph">
      <loext:graphic-properties draw:fill="solid" draw:fill-color="#f2cbf8"/>
      <style:paragraph-properties fo:text-align="center"/>
      <style:text-properties fo:font-size="10pt" style:font-size-asian="10pt" style:font-size-complex="10pt"/>
    </style:style>
    <style:style style:name="P12" style:family="paragraph">
      <loext:graphic-properties draw:fill-color="#aadcf7"/>
      <style:paragraph-properties fo:text-align="center"/>
    </style:style>
    <style:style style:name="P13" style:family="paragraph">
      <style:paragraph-properties fo:text-align="center"/>
      <style:text-properties fo:font-size="14pt" style:font-size-asian="14pt" style:font-size-complex="14pt"/>
    </style:style>
    <style:style style:name="P14" style:family="paragraph">
      <loext:graphic-properties draw:fill="none"/>
      <style:paragraph-properties fo:text-align="center"/>
      <style:text-properties fo:font-size="14pt" style:font-size-asian="14pt" style:font-size-complex="14pt"/>
    </style:style>
    <style:style style:name="P15" style:family="paragraph">
      <style:text-properties fo:color="#e9b913" style:font-name="Liberation Sans" fo:font-size="10pt" style:letter-kerning="true" style:font-name-asian="Noto Sans CJK SC" style:font-size-asian="10pt" style:font-name-complex="Lohit Devanagari" style:font-size-complex="10pt"/>
    </style:style>
    <style:style style:name="P16" style:family="paragraph">
      <loext:graphic-properties draw:fill="none" draw:fill-color="#ffffff"/>
      <style:text-properties fo:color="#e9b913" fo:font-size="10pt" style:font-size-asian="10pt" style:font-size-complex="10pt"/>
    </style:style>
    <style:style style:name="P17" style:family="paragraph">
      <style:paragraph-properties fo:text-align="center"/>
      <style:text-properties fo:color="#106802" style:font-name="Liberation Sans" fo:font-size="12pt" style:letter-kerning="true" style:font-name-asian="Noto Sans CJK SC" style:font-size-asian="12pt" style:font-name-complex="Lohit Devanagari" style:font-size-complex="12pt"/>
    </style:style>
    <style:style style:name="P18" style:family="paragraph">
      <loext:graphic-properties draw:fill="none"/>
      <style:paragraph-properties fo:text-align="center"/>
      <style:text-properties fo:color="#106802" style:font-name="Liberation Sans" fo:font-size="12pt" style:letter-kerning="true" style:font-name-asian="Noto Sans CJK SC" style:font-size-asian="12pt" style:font-name-complex="Lohit Devanagari" style:font-size-complex="12pt"/>
    </style:style>
    <style:style style:name="P19" style:family="paragraph">
      <loext:graphic-properties draw:fill="none"/>
      <style:paragraph-properties fo:text-align="center"/>
      <style:text-properties fo:color="#106802" fo:font-size="12pt" style:font-size-asian="12pt" style:font-size-complex="12pt"/>
    </style:style>
    <style:style style:name="P20" style:family="paragraph">
      <style:paragraph-properties fo:text-align="center"/>
      <style:text-properties fo:color="#106802" fo:font-size="12pt" style:font-size-asian="12pt" style:font-size-complex="12pt"/>
    </style:style>
    <style:style style:name="P21" style:family="paragraph">
      <style:paragraph-properties fo:text-align="start"/>
    </style:style>
    <style:style style:name="P22" style:family="paragraph">
      <style:paragraph-properties fo:text-align="start"/>
      <style:text-properties fo:color="#106802" style:font-name="Liberation Sans" fo:font-size="12pt" style:letter-kerning="true" style:font-name-asian="Noto Sans CJK SC" style:font-size-asian="12pt" style:font-name-complex="Lohit Devanagari" style:font-size-complex="12pt"/>
    </style:style>
    <style:style style:name="P23" style:family="paragraph">
      <loext:graphic-properties draw:fill="none"/>
      <style:paragraph-properties fo:text-align="center"/>
      <style:text-properties fo:color="#c9211e" fo:font-size="6pt" style:font-size-asian="6pt" style:font-size-complex="6pt"/>
    </style:style>
    <style:style style:name="P24" style:family="paragraph">
      <style:text-properties fo:color="#c9211e"/>
    </style:style>
    <style:style style:name="P25" style:family="paragraph">
      <loext:graphic-properties draw:fill="none" draw:fill-color="#ffffff"/>
      <style:text-properties fo:color="#c9211e"/>
    </style:style>
    <style:style style:name="P26" style:family="paragraph">
      <style:text-properties fo:color="#e9b913" fo:font-size="10pt"/>
    </style:style>
    <style:style style:name="P27" style:family="paragraph">
      <loext:graphic-properties draw:fill="none" draw:fill-color="#ffffff"/>
      <style:text-properties fo:color="#e9b913" fo:font-size="10pt" fo:background-color="#f09e6f" style:font-size-asian="10pt" style:font-size-complex="10pt"/>
    </style:style>
    <style:style style:name="P28" style:family="paragraph">
      <style:paragraph-properties fo:text-align="start"/>
      <style:text-properties fo:color="#e9b913" fo:font-size="10pt"/>
    </style:style>
    <style:style style:name="P29" style:family="paragraph">
      <loext:graphic-properties draw:fill="none" draw:fill-color="#ffffff"/>
      <style:paragraph-properties fo:text-align="start"/>
      <style:text-properties fo:color="#e9b913" fo:font-size="10pt" fo:background-color="#f09e6f" style:font-size-asian="10pt" style:font-size-complex="10pt"/>
    </style:style>
    <style:style style:name="P30" style:family="paragraph">
      <style:paragraph-properties fo:text-align="center"/>
      <style:text-properties fo:color="#e9b913" fo:font-size="10pt"/>
    </style:style>
    <style:style style:name="P31" style:family="paragraph">
      <loext:graphic-properties draw:fill="none" draw:fill-color="#ffffff"/>
      <style:paragraph-properties fo:text-align="center"/>
      <style:text-properties fo:color="#e9b913" fo:font-size="10pt" fo:background-color="#f09e6f" style:font-size-asian="10pt" style:font-size-complex="10pt"/>
    </style:style>
    <style:style style:name="P32" style:family="paragraph">
      <style:paragraph-properties fo:text-align="center"/>
      <style:text-properties fo:color="#ffffff" style:font-name="Liberation Sans" fo:font-size="18pt" style:letter-kerning="true" style:font-name-asian="Noto Sans CJK SC" style:font-size-asian="18pt" style:font-name-complex="Lohit Devanagari" style:font-size-complex="18pt"/>
    </style:style>
    <style:style style:name="P33" style:family="paragraph">
      <loext:graphic-properties draw:fill-color="#ffffff"/>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color="#18a303" fo:font-size="6pt" fo:font-weight="bold" style:font-size-asian="6pt" style:font-weight-asian="bold" style:font-size-complex="6pt" style:font-weight-complex="bold"/>
    </style:style>
    <style:style style:name="T4" style:family="text">
      <style:text-properties fo:color="#18a303" fo:font-size="6pt" style:font-size-asian="6pt" style:font-size-complex="6pt"/>
    </style:style>
    <style:style style:name="T5" style:family="text">
      <style:text-properties fo:language="fr" fo:country="FR"/>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4pt" style:font-size-asian="14pt" style:font-size-complex="14pt"/>
    </style:style>
    <style:style style:name="T9" style:family="text">
      <style:text-properties fo:color="#106802" fo:font-size="12pt" style:font-size-asian="12pt" style:font-size-complex="12pt"/>
    </style:style>
    <style:style style:name="T10" style:family="text">
      <style:text-properties fo:color="#106802" fo:font-size="6pt" style:font-size-asian="6pt" style:font-size-complex="6pt"/>
    </style:style>
    <style:style style:name="T11" style:family="text">
      <style:text-properties fo:font-size="8pt" style:font-size-asian="8pt" style:font-size-complex="8pt"/>
    </style:style>
    <style:style style:name="T12" style:family="text">
      <style:text-properties fo:color="#c9211e" fo:font-size="6pt" style:font-size-asian="6pt" style:font-size-complex="6pt"/>
    </style:style>
    <style:style style:name="T13"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2.2cm" svg:height="4cm" svg:x="1.2cm" svg:y="0.6cm">
            <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0.4cm" svg:height="0.4cm" svg:x="1.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4cm">
            <text:p/>
            <draw:enhanced-geometry svg:viewBox="0 0 21600 21600" draw:mirror-horizontal="false" draw:mirror-vertical="false" draw:type="rectangle" draw:enhanced-path="M 0 0 L 21600 0 21600 21600 0 21600 0 0 Z N"/>
          </draw:custom-shape>
        </draw:g>
        <draw:frame draw:style-name="gr3" draw:text-style-name="P4" draw:layer="layout" svg:width="2.1cm" svg:height="1.679cm" svg:x="1.252cm" svg:y="0.688cm">
          <draw:text-box>
            <text:p text:style-name="P2"><text:span text:style-name="T1">P</text:span><text:span text:style-name="T1">é</text:span><text:span text:style-name="T1">r</text:span><text:span text:style-name="T1">i</text:span><text:span text:style-name="T1">p</text:span><text:span text:style-name="T1">h</text:span><text:span text:style-name="T1">é</text:span><text:span text:style-name="T1">r</text:span><text:span text:style-name="T1">i</text:span><text:span text:style-name="T1">q</text:span><text:span text:style-name="T1">u</text:span><text:span text:style-name="T1">e</text:span><text:span text:style-name="T1"> </text:span><text:span text:style-name="T1">m</text:span><text:span text:style-name="T1">o</text:span><text:span text:style-name="T1">b</text:span><text:span text:style-name="T1">i</text:span><text:span text:style-name="T1">l</text:span><text:span text:style-name="T1">e</text:span></text:p>
            <text:p text:style-name="P3"><text:span text:style-name="T2"/></text:p>
            <text:p text:style-name="P3"><text:span text:style-name="T2">A</text:span><text:span text:style-name="T2">n</text:span><text:span text:style-name="T2">d</text:span><text:span text:style-name="T2">r</text:span><text:span text:style-name="T2">o</text:span><text:span text:style-name="T2">ï</text:span><text:span text:style-name="T2">d</text:span><text:span text:style-name="T2">, </text:span><text:span text:style-name="T2">i</text:span><text:span text:style-name="T2">O</text:span><text:span text:style-name="T2">S</text:span><text:span text:style-name="T2">,</text:span></text:p>
            <text:p text:style-name="P3"><text:span text:style-name="T2">W</text:span><text:span text:style-name="T2">i</text:span><text:span text:style-name="T2">n</text:span><text:span text:style-name="T2">d</text:span><text:span text:style-name="T2">o</text:span><text:span text:style-name="T2">w</text:span><text:span text:style-name="T2">s</text:span><text:span text:style-name="T2">, </text:span><text:span text:style-name="T2">e</text:span><text:span text:style-name="T2">t</text:span><text:span text:style-name="T2">c</text:span><text:span text:style-name="T2">.</text:span></text:p>
            <text:p text:style-name="P3"><text:span text:style-name="T2"/></text:p>
          </draw:text-box>
        </draw:frame>
        <draw:frame draw:style-name="gr4" draw:text-style-name="P5" draw:layer="layout" svg:width="2.989cm" svg:height="4.444cm" svg:x="0.8cm" svg:y="4.856cm">
          <draw:image xlink:href="Pictures/1000020100000071000000A870A42195114CB02E.png" xlink:type="simple" xlink:show="embed" xlink:actuate="onLoad" loext:mime-type="image/png">
            <text:p/>
          </draw:image>
        </draw:frame>
        <draw:custom-shape draw:style-name="gr5" draw:text-style-name="P1" draw:layer="layout" svg:width="2.2cm" svg:height="1.8cm" svg:x="1.2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8" draw:layer="layout" svg:width="2cm" svg:height="1.441cm" svg:x="1.3cm" svg:y="9.8cm">
          <draw:text-box>
            <text:p text:style-name="P6"><text:span text:style-name="T3">I</text:span><text:span text:style-name="T3">n</text:span><text:span text:style-name="T3">t</text:span><text:span text:style-name="T3">é</text:span><text:span text:style-name="T3">g</text:span><text:span text:style-name="T3">r</text:span><text:span text:style-name="T3">a</text:span><text:span text:style-name="T3">t</text:span><text:span text:style-name="T3">i</text:span><text:span text:style-name="T3">o</text:span><text:span text:style-name="T3">n</text:span><text:span text:style-name="T3">s</text:span></text:p>
            <text:p text:style-name="P6"><text:span text:style-name="T3">d</text:span><text:span text:style-name="T3">e</text:span></text:p>
            <text:p text:style-name="P6"><text:span text:style-name="T3">t</text:span><text:span text:style-name="T3">r</text:span><text:span text:style-name="T3">o</text:span><text:span text:style-name="T3">i</text:span><text:span text:style-name="T3">s</text:span><text:span text:style-name="T3">i</text:span><text:span text:style-name="T3">è</text:span><text:span text:style-name="T3">m</text:span><text:span text:style-name="T3">e</text:span><text:span text:style-name="T3">s</text:span></text:p>
            <text:p text:style-name="P6"><text:span text:style-name="T3">p</text:span><text:span text:style-name="T3">a</text:span><text:span text:style-name="T3">r</text:span><text:span text:style-name="T3">t</text:span><text:span text:style-name="T3">i</text:span><text:span text:style-name="T3">e</text:span><text:span text:style-name="T3">s</text:span></text:p>
            <text:p text:style-name="P7"><text:span text:style-name="T4"/></text:p>
          </draw:text-box>
        </draw:frame>
        <draw:custom-shape draw:style-name="gr6" draw:text-style-name="P10" draw:layer="layout" svg:width="3.6cm" svg:height="1.8cm" svg:x="0.6cm" svg:y="11.6cm">
          <text:p text:style-name="P9"><text:span text:style-name="T5">FRONTEND</text:span></text:p>
          <draw:enhanced-geometry svg:viewBox="0 0 21600 21600"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1" draw:layer="layout" svg:width="1cm" svg:height="1cm" svg:x="3.3cm" svg:y="10cm">
          <text:p text:style-name="P5"><text:span text:style-name="T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 draw:text-style-name="P12" draw:layer="layout" svg:width="6.4cm" svg:height="4.4cm" svg:x="7.2cm" svg:y="5.2cm">
          <text:p text:style-name="P5">CLOUD</text:p>
          <text:p text:style-name="P5"><text:span text:style-name="T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4cm" svg:height="1cm" draw:transform="rotate (-0.613134166225608) translate (4.17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0" draw:text-style-name="P1" draw:layer="layout" svg:width="3.434cm" svg:height="1cm" draw:transform="rotate (-0.613134166225608) translate (4.703cm 7.823cm)">
          <text:p/>
          <draw:enhanced-geometry svg:viewBox="0 0 21600 21600" draw:text-areas="?f5 ?f1 ?f6 ?f2" draw:mirror-vertic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 draw:text-style-name="P1" draw:layer="layout" svg:width="3.349cm" svg:height="1cm" svg:x="3.85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2" draw:text-style-name="P1" draw:layer="layout" svg:width="2.049cm" svg:height="1cm" svg:x="13.75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3" draw:text-style-name="P1" draw:layer="layout" svg:width="11.4cm" svg:height="14.8cm" svg:x="16cm" svg:y="0.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6cm" svg:height="14.8cm" svg:x="16cm" svg:y="0.4cm">
          <text:p/>
          <draw:enhanced-geometry svg:viewBox="0 0 21600 21600" draw:type="rectangle" draw:enhanced-path="M 0 0 L 21600 0 21600 21600 0 21600 0 0 Z N"/>
        </draw:custom-shape>
        <draw:custom-shape draw:style-name="gr15" draw:text-style-name="P14" draw:layer="layout" svg:width="2.6cm" svg:height="1.2cm" svg:x="16cm" svg:y="0.4cm">
          <text:p text:style-name="P13"><text:span text:style-name="T8">Filtres</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2.6cm" svg:height="1.2cm" svg:x="16cm" svg:y="1.6cm">
          <text:p text:style-name="P13"><text:span text:style-name="T8">Routag</text:span><text:span text:style-name="T8">e</text:span></text:p>
          <draw:enhanced-geometry svg:viewBox="0 0 21600 21600" draw:mirror-horizontal="false" draw:mirror-vertical="false" draw:type="rectangle" draw:enhanced-path="M 0 0 L 21600 0 21600 21600 0 21600 0 0 Z N"/>
        </draw:custom-shape>
        <draw:custom-shape draw:style-name="gr16" draw:text-style-name="P14" draw:layer="layout" svg:width="2.6cm" svg:height="7.6cm" svg:x="16cm" svg:y="2.8cm">
          <text:p text:style-name="P13"><text:span text:style-name="T8"/></text:p>
          <text:p text:style-name="P13"><text:span text:style-name="T8">API</text:span></text:p>
          <text:p text:style-name="P13"><text:span text:style-name="T8">Gateway</text:span></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draw:enhanced-geometry svg:viewBox="0 0 21600 21600" draw:mirror-horizontal="false" draw:mirror-vertical="false" draw:type="rectangle" draw:enhanced-path="M 0 0 L 21600 0 21600 21600 0 21600 0 0 Z N"/>
        </draw:custom-shape>
        <draw:frame draw:style-name="gr17" draw:text-style-name="P16" draw:layer="layout" svg:width="2cm" svg:height="1.433cm" svg:x="16cm" svg:y="8.767cm">
          <draw:text-box>
            <text:p text:style-name="P15">Spring</text:p>
            <text:p text:style-name="P15">Cloud</text:p>
            <text:p text:style-name="P15">Gateway</text:p>
          </draw:text-box>
        </draw:frame>
        <draw:custom-shape draw:style-name="gr18" draw:text-style-name="P14" draw:layer="layout" svg:width="2.6cm" svg:height="1.4cm" svg:x="16cm" svg:y="10.4cm">
          <text:p text:style-name="P13"><text:span text:style-name="T8">Http</text:span><text:span text:style-name="T8"><text:line-break/></text:span><text:span text:style-name="T8">(JSON)</text:span></text:p>
          <draw:enhanced-geometry svg:viewBox="0 0 21600 21600" draw:type="rectangle" draw:enhanced-path="M 0 0 L 21600 0 21600 21600 0 21600 0 0 Z N"/>
        </draw:custom-shape>
        <draw:custom-shape draw:style-name="gr19" draw:text-style-name="P14" draw:layer="layout" svg:width="2.6cm" svg:height="3.4cm" svg:x="16cm" svg:y="11.8cm">
          <text:p text:style-name="P13"><text:span text:style-name="T8">SSO</text:span></text:p>
          <text:p text:style-name="P13"><text:span text:style-name="T8"/></text:p>
          <text:p text:style-name="P13"><text:span text:style-name="T8"/></text:p>
          <text:p text:style-name="P13"><text:span text:style-name="T8"/></text:p>
          <text:p text:style-name="P13"><text:span text:style-name="T8"/></text:p>
          <draw:enhanced-geometry svg:viewBox="0 0 21600 21600" draw:mirror-horizontal="false" draw:mirror-vertical="false" draw:type="rectangle" draw:enhanced-path="M 0 0 L 21600 0 21600 21600 0 21600 0 0 Z N"/>
        </draw:custom-shape>
        <draw:frame draw:style-name="gr17" draw:text-style-name="P16" draw:layer="layout" svg:width="2.2cm" svg:height="1.433cm" svg:x="16.1cm" svg:y="13.668cm">
          <draw:text-box>
            <text:p text:style-name="P15">JWT,</text:p>
            <text:p text:style-name="P15">oAuth-2x,</text:p>
            <text:p text:style-name="P15">etc.)</text:p>
          </draw:text-box>
        </draw:frame>
        <draw:g>
          <draw:custom-shape draw:style-name="gr20" draw:text-style-name="P18" xml:id="id2" draw:id="id2" draw:layer="layout" svg:width="4.9cm" svg:height="3.8cm" svg:x="18.901cm" svg:y="5.001cm">
            <text:p text:style-name="P17">Répartiteur de char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xml:id="id1" draw:id="id1" draw:layer="layout" svg:width="1.899cm" svg:height="1.6cm" svg:x="18.902cm" svg:y="1.501cm">
            <text:p text:style-name="P5"><text:span text:style-name="T9">Config</text:span></text:p>
            <text:p text:style-name="P5"><text:span text:style-name="T9">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xml:id="id3" draw:id="id3" draw:layer="layout" svg:width="3.599cm" svg:height="2.201cm" svg:x="21.002cm" svg:y="1.501cm">
            <text:p text:style-name="P5"><text:span text:style-name="T9">Service</text:span></text:p>
            <text:p text:style-name="P5"><text:span text:style-name="T9">d’enregistrement</text:span></text:p>
            <text:p text:style-name="P5"><text:span text:style-name="T9">et de</text:span></text:p>
            <text:p text:style-name="P5"><text:span text:style-name="T9">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xml:id="id4" draw:id="id4" draw:layer="layout" svg:width="1.899cm" svg:height="1.6cm" svg:x="24.902cm" svg:y="1.502cm">
            <text:p text:style-name="P5"><text:span text:style-name="T9">Spring</text:span></text:p>
            <text:p text:style-name="P5"><text:span text:style-name="T9">Boot</text:span></text:p>
            <text:p text:style-name="P5"><text:span text:style-name="T9">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xml:id="id5" draw:id="id5" draw:layer="layout" svg:width="2.4cm" svg:height="2.201cm" svg:x="24.401cm" svg:y="5.001cm">
            <text:p text:style-name="P5"><text:span text:style-name="T9">Casseurs</text:span></text:p>
            <text:p text:style-name="P5"><text:span text:style-name="T9">de</text:span></text:p>
            <text:p text:style-name="P5"><text:span text:style-name="T9">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xml:id="id6" draw:id="id6" draw:layer="layout" svg:width="2.4cm" svg:height="1.5cm" svg:x="24.401cm" svg:y="7.601cm">
            <text:p text:style-name="P5"><text:span text:style-name="T9">Données</text:span></text:p>
            <text:p text:style-name="P5"><text:span text:style-name="T9">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xml:id="id9" draw:id="id9" draw:layer="layout" svg:width="1.8cm" svg:height="2.8cm" svg:x="25.401cm" svg:y="9.601cm">
            <text:p text:style-name="P20">Base</text:p>
            <text:p text:style-name="P20">De</text:p>
            <text:p text:style-name="P20">donné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 draw:text-style-name="P19" xml:id="id7" draw:id="id7" draw:layer="layout" svg:width="2.4cm" svg:height="2.201cm" svg:x="22.801cm" svg:y="9.601cm">
            <text:p text:style-name="P5"><text:span text:style-name="T9">Distribué</text:span></text:p>
            <text:p text:style-name="P21"><text:span text:style-name="T10"/></text:p>
            <text:p text:style-name="P21"><text:span text:style-name="T10"/></text:p>
            <text:p text:style-name="P21"><text:span text:style-name="T10">Traçage</text:span></text:p>
            <text:p text:style-name="P21"><text:span text:style-name="T10">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8" xml:id="id8" draw:id="id8" draw:layer="layout" svg:width="3.699cm" svg:height="3.8cm" svg:x="18.902cm" svg:y="9.502cm">
            <text:p text:style-name="P17">Tolérance</text:p>
            <text:p text:style-name="P17">de</text:p>
            <text:p text:style-name="P17">panne</text:p>
            <text:p text:style-name="P17"/>
            <text:p text:style-name="P22"><text:span text:style-name="T11">Fusible</text:span></text:p>
            <text:p text:style-name="P22"><text:span text:style-name="T11">Relance</text:span></text:p>
            <text:p text:style-name="P22"><text:span text:style-name="T11">Limitateur de temps</text:span></text:p>
            <text:p text:style-name="P22"><text:span text:style-name="T11">Limitateur d’essai</text:span></text:p>
            <text:p text:style-name="P22"><text:span text:style-name="T11">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5" draw:layer="layout" draw:line-skew="0.349cm" svg:x1="19.851cm" svg:y1="3.101cm" svg:x2="21.351cm" svg:y2="5.001cm" draw:start-shape="id1" draw:start-glue-point="2" draw:end-shape="id2" draw:end-glue-point="0" svg:d="M19851 3101v1300h1500v600" svg:viewBox="0 0 1501 1901">
            <text:p/>
          </draw:connector>
          <draw:connector draw:style-name="gr28" draw:text-style-name="P5" draw:layer="layout" draw:line-skew="0.049cm" svg:x1="22.801cm" svg:y1="3.702cm" svg:x2="21.351cm" svg:y2="5.001cm" draw:start-shape="id3" draw:start-glue-point="2" draw:end-shape="id2" draw:end-glue-point="0" svg:d="M22801 3702v699h-1450v600" svg:viewBox="0 0 1451 1300">
            <text:p/>
          </draw:connector>
          <draw:connector draw:style-name="gr28" draw:text-style-name="P5" draw:layer="layout" draw:line-skew="0.349cm" svg:x1="25.851cm" svg:y1="3.102cm" svg:x2="21.351cm" svg:y2="5.001cm" draw:start-shape="id4" draw:start-glue-point="2" draw:end-shape="id2" draw:end-glue-point="0" svg:d="M25851 3102v1299h-4500v600" svg:viewBox="0 0 4501 1900">
            <text:p/>
          </draw:connector>
          <draw:connector draw:style-name="gr27" draw:text-style-name="P5" draw:layer="layout" svg:x1="24.401cm" svg:y1="6.101cm" svg:x2="23.801cm" svg:y2="6.901cm" draw:start-shape="id5" draw:start-glue-point="3" draw:end-shape="id2" draw:end-glue-point="1" svg:d="M24401 6101h-299v800h-301" svg:viewBox="0 0 601 801">
            <text:p/>
          </draw:connector>
          <draw:connector draw:style-name="gr27" draw:text-style-name="P5" draw:layer="layout" svg:x1="24.401cm" svg:y1="8.351cm" svg:x2="23.801cm" svg:y2="6.901cm" draw:start-shape="id6" draw:start-glue-point="3" draw:end-shape="id2" draw:end-glue-point="1" svg:d="M24401 8351h-299v-1450h-301" svg:viewBox="0 0 601 1451">
            <text:p/>
          </draw:connector>
          <draw:connector draw:style-name="gr27" draw:text-style-name="P5" draw:layer="layout" svg:x1="24.001cm" svg:y1="9.601cm" svg:x2="21.351cm" svg:y2="8.801cm" draw:start-shape="id7" draw:start-glue-point="0" draw:end-shape="id2" draw:end-glue-point="2" svg:d="M24001 9601v-400h-2650v-400" svg:viewBox="0 0 2651 801">
            <text:p/>
          </draw:connector>
          <draw:connector draw:style-name="gr27" draw:text-style-name="P5" draw:layer="layout" draw:line-skew="0.049cm" svg:x1="20.751cm" svg:y1="9.502cm" svg:x2="21.351cm" svg:y2="8.801cm" draw:start-shape="id8" draw:start-glue-point="0" draw:end-shape="id2" draw:end-glue-point="2" svg:d="M20751 9502v-301h600v-400" svg:viewBox="0 0 601 702">
            <text:p/>
          </draw:connector>
          <draw:connector draw:style-name="gr27" draw:text-style-name="P5" draw:layer="layout" svg:x1="25.601cm" svg:y1="9.101cm" svg:x2="26.301cm" svg:y2="9.601cm" draw:start-shape="id6" draw:start-glue-point="2" draw:end-shape="id9" draw:end-glue-point="5" svg:d="M25601 9101v251h700v249" svg:viewBox="0 0 701 501">
            <text:p/>
          </draw:connector>
        </draw:g>
        <draw:custom-shape draw:style-name="gr29" draw:text-style-name="P23" draw:layer="layout" svg:width="0.8cm" svg:height="1cm" svg:x="19.2cm" svg:y="5.6cm">
          <text:p text:style-name="P5"><text:span text:style-name="T12">ms-1</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0.201cm" svg:y="5.601cm">
          <text:p text:style-name="P5"><text:span text:style-name="T12">ms-2</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1.201cm" svg:y="5.601cm">
          <text:p text:style-name="P5"><text:span text:style-name="T12">ms-3</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2.202cm" svg:y="5.602cm">
          <text:p text:style-name="P5"><text:span text:style-name="T12">ms-4</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19.201cm" svg:y="7.401cm">
          <text:p text:style-name="P5"><text:span text:style-name="T12">ms-5</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0.202cm" svg:y="7.402cm">
          <text:p text:style-name="P5"><text:span text:style-name="T12">ms-6</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1.202cm" svg:y="7.402cm">
          <text:p text:style-name="P5"><text:span text:style-name="T12">ms-7</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 draw:text-style-name="P23" draw:layer="layout" svg:width="0.8cm" svg:height="1cm" svg:x="22.803cm" svg:y="7.403cm">
          <text:p text:style-name="P5"><text:span text:style-name="T12">ms-n</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30" draw:text-style-name="P25" draw:layer="layout" svg:width="1.8cm" svg:height="0.962cm" svg:x="21.888cm" svg:y="7.2cm">
          <draw:text-box>
            <text:p text:style-name="P24"><text:span text:style-name="T13">...</text:span></text:p>
          </draw:text-box>
        </draw:frame>
        <draw:frame draw:style-name="gr17" draw:text-style-name="P27" draw:layer="layout" svg:width="2.4cm" svg:height="0.645cm" svg:x="21.5cm" svg:y="5cm">
          <draw:text-box>
            <text:p text:style-name="P26">FeignClient</text:p>
          </draw:text-box>
        </draw:frame>
        <draw:frame draw:style-name="gr17" draw:text-style-name="P29" draw:layer="layout" svg:width="2.4cm" svg:height="1.039cm" svg:x="18.8cm" svg:y="0.501cm">
          <draw:text-box>
            <text:p text:style-name="P28">Github / GitLab</text:p>
          </draw:text-box>
        </draw:frame>
        <draw:frame draw:style-name="gr17" draw:text-style-name="P31" draw:layer="layout" svg:width="2.4cm" svg:height="0.645cm" svg:x="21.5cm" svg:y="0.902cm">
          <draw:text-box>
            <text:p text:style-name="P30">Eureka</text:p>
          </draw:text-box>
        </draw:frame>
        <draw:frame draw:style-name="gr17" draw:text-style-name="P31" draw:layer="layout" svg:width="2.4cm" svg:height="0.645cm" svg:x="24.7cm" svg:y="0.903cm">
          <draw:text-box>
            <text:p text:style-name="P30">Actuator</text:p>
          </draw:text-box>
        </draw:frame>
        <draw:frame draw:style-name="gr31" draw:text-style-name="P31" draw:layer="layout" svg:width="3.6cm" svg:height="1.039cm" svg:x="23.9cm" svg:y="4.352cm">
          <draw:text-box>
            <text:p text:style-name="P30">Kafka,Camel, etc.</text:p>
          </draw:text-box>
        </draw:frame>
        <draw:frame draw:style-name="gr17" draw:text-style-name="P29" draw:layer="layout" svg:width="2.4cm" svg:height="1.433cm" svg:x="18.7cm" svg:y="13.302cm">
          <draw:text-box>
            <text:p text:style-name="P28">Sleuth/</text:p>
            <text:p text:style-name="P28">Zipkin/</text:p>
            <text:p text:style-name="P28">Pile ELK</text:p>
          </draw:text-box>
        </draw:frame>
        <draw:custom-shape draw:style-name="gr32" draw:text-style-name="P10" draw:layer="layout" svg:width="6.2cm" svg:height="4cm" svg:x="9.6cm" svg:y="11.2cm">
          <text:p text:style-name="P32">BACKEND</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presentation:notes draw:style-name="dp2">
          <draw:page-thumbnail draw:style-name="gr33" draw:layer="layout" svg:width="19.798cm" svg:height="11.136cm" svg:x="0.6cm" svg:y="2.257cm" draw:page-number="1"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7:18:58.139312715</meta:creation-date>
    <dc:date>2022-06-10T18:07:05.477282441</dc:date>
    <meta:editing-duration>PT11M24S</meta:editing-duration>
    <meta:editing-cycles>3</meta:editing-cycles>
    <meta:generator>LibreOffice/6.4.7.2$Linux_X86_64 LibreOffice_project/40$Build-2</meta:generator>
    <meta:document-statistic meta:object-count="91"/>
  </office:meta>
</office:document-meta>
</file>